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df395" officeooo:paragraph-rsid="001df3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0:49:26.590051436</meta:creation-date>
    <dc:date>2018-11-06T10:50:15.305739673</dc:date>
    <meta:editing-duration>PT50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6.1.1.2$MacOSX_X86_64 LibreOffice_project/5d19a1bfa650b796764388cd8b33a5af1f5baa1b</meta:generator>
  </office:meta>
</office:document-meta>
</file>